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ableError.Nestabl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NestableError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ableError.printStackTrac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ableError.print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indexOfThrowabl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getMessag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ableError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Nestable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getThrowab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NestableError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ableError.printPartial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getThrowabl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getThrow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Error.indexOfThrowable( Class type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